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34000000FECEAC7DC9FE83368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2" style:master-page-name="Standard">
      <style:paragraph-properties style:page-number="auto"/>
    </style:style>
    <style:style style:name="T1" style:family="text">
      <style:text-properties fo:color="#5983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oft-page-break/>個人特質</text:h>
      <text:p text:style-name="P2"><text:tab/>我很享受<text:span text:style-name="T1">解決問題帶給我的喜悅與成就感</text:span>，不只是完成專案的時候，還有在找題材、想解決方案的挑戰。尤其是經過探索後深入了解問題成因並解決時，這是我寫程式最享受的時間。我喜歡<text:span text:style-name="T1">用程式解決生活中的問題</text:span>，例如在準備社課講義時，我需要一個可以播放社課簡報的平台，所以我結合了我熟悉的 GitHub 和 Markdown 製作了 <text:a xlink:type="simple" xlink:href="https://slides.simba-fs.dev/" text:style-name="Internet_20_link" text:visited-style-name="Visited_20_Internet_20_Link">https://slides.simba-fs.dev</text:a> 。在這個過程中，我學到了新的技術、看到了新的技巧。這些總是在帶給我很大的成長。 在社團中我和夥伴一起完成任務，我們還從頭建立了社團伺服器，其中對我幫助最大的是自學的能力，不論是伺服器安裝、管理或是後續各種服務的架設和開發，都是我在網路上自學。我<text:span text:style-name="T1">透過閱讀英文文章、開發文件和 source code 來了解一套軟體如何運作</text:span>，過程中我不僅了解了程式如何運行，還看到了其他開發人員如何實做一項功能，<text:span text:style-name="T1">並反思若是我來寫</text:span>，我會採用什麼方法。</text:p>
      <text:h text:style-name="Heading_20_2" text:outline-level="2">為什麼選擇資工</text:h>
      <text:p text:style-name="Text_20_body"><text:tab/>從小看著軟體工程師的爸爸使用電腦、寫程式，<text:span text:style-name="T1">耳濡目染</text:span>下我也對資工產生了興趣，高中時經歷<text:span text:style-name="T1">社團、職涯探索、資工系學長的分享</text:span>，更讓我確認想要就讀資工系。 在高中三年內，我累積了程式開發的經驗，但因為缺乏演算法方面的知識，在程式開發的路上，常常會遇到很多演算法的問題，例如高效率的排序、搜尋。曾經，我認為演算法是不實用的，不如學 HTML 可以即時看到成果，但是在開發的路上<text:span text:style-name="T1">我漸漸認知到，演算法是電腦程式的基礎</text:span>，不論是前端、後端還是嵌入式系統都需要演算法的支撐。 每一次的探索都讓我更加的認識演算法、基礎理論的重要性，因此我希望未來可以進入資訊領域鑽研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" fo:font-family="'jf open 粉圓 1.1'" style:font-style-name="標準" style:font-pitch="variable" fo:background-color="transparent" style:font-name-asian="jf open 粉圓 1.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8ac926" style:font-name="jf open 粉圓 1.1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2" fo:font-family="'jf open 粉圓 1.1'" style:font-style-name="粗體" style:font-pitch="variable" fo:font-size="21pt" fo:font-weight="normal" style:font-name-asian="jf open 粉圓 1.12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1" fo:font-family="'jf open 粉圓 1.1'" style:font-style-name="義式粗斜體" style:font-pitch="variable" fo:font-size="20pt" fo:font-style="normal" fo:font-weight="normal" style:font-name-asian="jf open 粉圓 1.12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1" fo:font-family="'jf open 粉圓 1.1'" style:font-style-name="義式粗斜體" style:font-pitch="variable" fo:font-size="16pt" fo:font-style="normal" fo:font-weight="bold" style:font-name-asian="jf open 粉圓 1.12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draw:frame draw:style-name="Mfr1" draw:name="影像4" text:anchor-type="char" svg:x="-2.055cm" svg:y="-2.02cm" svg:width="21.001cm" svg:height="2.565cm" draw:z-index="0"><draw:image xlink:href="Pictures/1000020100000834000000FECEAC7DC9FE833684.png" xlink:type="simple" xlink:show="embed" xlink:actuate="onLoad" loext:mime-type="image/png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1T10:41:33.287844839</dc:date>
    <meta:editing-duration>PT2H5M46S</meta:editing-duration>
    <meta:editing-cycles>23</meta:editing-cycles>
    <meta:generator>LibreOffice/6.4.6.2$Linux_X86_64 LibreOffice_project/40$Build-2</meta:generator>
    <meta:document-statistic meta:table-count="0" meta:image-count="1" meta:object-count="0" meta:page-count="2" meta:paragraph-count="5" meta:word-count="618" meta:character-count="684" meta:non-whitespace-character-count="667"/>
  </office:meta>
</office:document-meta>
</file>